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0.35mm solid #000000" fo:border-bottom="0.35mm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45.3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152" style:family="table">
      <style:table-properties style:width="169.92mm" table:align="left"/>
    </style:style>
    <style:style style:name="Table152.A" style:family="table-column">
      <style:table-column-properties style:column-width="22.72mm"/>
    </style:style>
    <style:style style:name="Table152.B" style:family="table-column">
      <style:table-column-properties style:column-width="36.07mm"/>
    </style:style>
    <style:style style:name="Table152.C" style:family="table-column">
      <style:table-column-properties style:column-width="37.04mm"/>
    </style:style>
    <style:style style:name="Table152.A1" style:family="table-cell">
      <style:table-cell-properties fo:padding="0.97mm" fo:border="none"/>
    </style:style>
    <style:style style:name="Table152.B3" style:family="table-cell">
      <style:table-cell-properties fo:background-color="transparent" fo:padding="0.97mm" fo:border-left="none" fo:border-right="none" fo:border-top="none" fo:border-bottom="0.35mm solid #000000">
        <style:background-image/>
      </style:table-cell-properties>
    </style:style>
    <style:style style:name="Table161" style:family="table">
      <style:table-properties style:width="169.92mm" table:align="left"/>
    </style:style>
    <style:style style:name="Table161.A" style:family="table-column">
      <style:table-column-properties style:column-width="22.72mm"/>
    </style:style>
    <style:style style:name="Table161.B" style:family="table-column">
      <style:table-column-properties style:column-width="147.2mm"/>
    </style:style>
    <style:style style:name="Table1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28.43mm"/>
    </style:style>
    <style:style style:name="Table2.C" style:family="table-column">
      <style:table-column-properties style:column-width="28.89mm"/>
    </style:style>
    <style:style style:name="Table2.D" style:family="table-column">
      <style:table-column-properties style:column-width="60.85mm"/>
    </style:style>
    <style:style style:name="Table2.E" style:family="table-column">
      <style:table-column-properties style:column-width="29.02mm"/>
    </style:style>
    <style:style style:name="Table2.A1" style:family="table-cell">
      <style:table-cell-properties fo:padding="0.97mm" fo:border="none"/>
    </style:style>
    <style:style style:name="Table2.B1"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cpi2">
      <style:paragraph-properties fo:margin-left="0mm" fo:margin-right="0mm" fo:text-indent="0mm" style:auto-text-indent="false"/>
      <style:text-properties fo:language="en" fo:country="US"/>
    </style:style>
    <style:style style:name="P5" style:family="paragraph" style:parent-style-name="cmd_5f_code_5f_single">
      <style:text-properties style:font-name="Courier New" fo:font-size="10.5pt"/>
    </style:style>
    <style:style style:name="P6" style:family="paragraph" style:parent-style-name="cmd_5f_code">
      <style:text-properties style:font-name="Courier New" fo:font-size="10.5pt"/>
    </style:style>
    <style:style style:name="P7"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663190610100209649" text:style-name="Outline">
        <text:list-item>
          <text:list>
            <text:list-item>
              <text:h text:style-name="P7" text:outline-level="2"><text:bookmark text:name="_diagnostic"/>DIAGnostic</text:h>
            </text:list-item>
          </text:list>
        </text:list-item>
      </text:list>
      <text:p text:style-name="Standard">The purpose of the DIAGnostic subsystem is to provide a tree node for all of the BB3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190817497"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Channel</text:p>
          </table:table-cell>
          <table:table-cell table:style-name="Table1.A1" office:value-type="string">
            <text:p text:style-name="P3">CH1|CH2|CH3|CH4|CH5|CH6</text:p>
          </table:table-cell>
          <table:table-cell table:style-name="Table1.A1" office:value-type="string">
            <text:p text:style-name="P3">n/a</text:p>
          </table:table-cell>
        </table:table-row>
        <table:table-row>
          <table:table-cell table:style-name="Table1.A1" office:value-type="string">
            <text:p text:style-name="Default_5f_nt2">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terminals. </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4">MEASure[:SCALar]:CURRent[:DC]</text:p>
            <text:p text:style-name="P4">MEASure[:SCALar][:VOLTage][:DC]</text:p>
            <text:p text:style-name="P4">[SOURce[&lt;n&gt;]]:CURRent[:LEVel][:IMMediate][:AMPLitude]</text:p>
            <text:p text:style-name="P4">[SOURce[&lt;n&gt;]]:VOLTage[:LEVel][:IMMediate][:AMPLitude] </text:p>
          </table:table-cell>
          <table:covered-table-cell/>
          <table:covered-table-cell/>
          <table:covered-table-cell/>
        </table:table-row>
      </table:table>
      <text:list xml:id="list251421666"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table-column table:style-name="Table152.C" table:number-columns-repeated="3"/>
        <table:table-row>
          <table:table-cell table:style-name="Table152.A1" office:value-type="string">
            <text:p text:style-name="Default_5f_nt2">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able:table-row>
          <table:table-cell table:style-name="Table152.A1" office:value-type="string">
            <text:p text:style-name="Default_5f_nt2">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table:number-rows-spanned="2" office:value-type="string">
            <text:p text:style-name="Default_5f_nt2">Parameters</text:p>
          </table:table-cell>
          <table:table-cell table:style-name="Table152.B3" office:value-type="string">
            <text:p text:style-name="P2">Name</text:p>
          </table:table-cell>
          <table:table-cell table:style-name="Table152.B3" office:value-type="string">
            <text:p text:style-name="P2">Type</text:p>
          </table:table-cell>
          <table:table-cell table:style-name="Table152.B3" office:value-type="string">
            <text:p text:style-name="P2">Range</text:p>
          </table:table-cell>
          <table:table-cell table:style-name="Table152.B3"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Channel</text:p>
          </table:table-cell>
          <table:table-cell table:style-name="Table152.A1" office:value-type="string">
            <text:p text:style-name="P3">CH1|CH2|CH3|CH4|CH5|CH6</text:p>
          </table:table-cell>
          <table:table-cell table:style-name="Table152.A1" office:value-type="string">
            <text:p text:style-name="P3">n/a</text:p>
          </table:table-cell>
        </table:table-row>
        <table:table-row>
          <table:table-cell table:style-name="Table152.A1" office:value-type="string">
            <text:p text:style-name="Default_5f_nt2">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office:value-type="string">
            <text:p text:style-name="Default_5f_nt2"><text:span text:style-name="T4">Usage</text:span><text:span text:style-name="T5"> </text:span><text:span text:style-name="T4">example</text:span></text:p>
          </table:table-cell>
          <table:table-cell table:style-name="Table152.A1" table:number-columns-spanned="4" office:value-type="string">
            <text:p text:style-name="Standard">Calibration parameters for BB3 when the channel 2 is not in the calibration mode:</text:p>
            <text:p text:style-name="cmd_5f_code_20_Start">DIAG:INFO:CAL? CH2</text:p>
            <text:p text:style-name="P5">"remark=20200123 cert", "u_cal_params_exists=1", "u_min_level=0.15V", "u_min_data=0.08V", "u_min_adc=0.114V", "u_mid_level=20V", "u_mid_data=20.597V", "u_mid_adc=19.9685V", "u_max_level=38V", "u_max_data=39.192V", "u_max_adc=37.973V", "u_min_range=0V", "u_max_range=40V", "i_5A_cal_params_exists=1", "i_5A_min_level=0.05A", "i_5A_min_data=0.0405A", "i_5A_min_adc=0.03695A", "i_5A_mid_level=2.425A", <text:soft-page-break/>"i_5A_mid_data=2.4757A",</text:p>
            <text:p text:style-name="P5">"i_5A_mid_adc=2.4125A", "i_5A_max_level=4.8A", "i_5A_max_data=4.9122A", "i_5A_max_adc=4.78855A", "i_5A_min_range=0A", "i_5A_max_range=5A", "i_50mA_cal_params_exists=1", "i_50mA_min_level=0.0005A", "i_50mA_min_data=0.00041A", "i_50mA_min_adc=0.000371A", "i_50mA_mid_level=0.02425A", "i_50mA_mid_data=0.02545A", "i_50mA_mid_adc=0.0240945A", "i_50mA_max_level=0.048A", "i_50mA_max_data=0.05052A", "i_50mA_max_adc=0.047887A", "i_50mA_min_range=0A", "i_50mA_max_range=0A"</text:p>
            <text:p text:style-name="Standard">The query results when a channel is just entered the calibration mode:</text:p>
            <text:p text:style-name="cmd_5f_code_20_Start">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Default_5f_nt2">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539364984"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Default_5f_nt2">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Default_5f_nt2">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Default_5f_nt2">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Default_5f_nt2"><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 "CH1 u_state=0", "CH1 u_type=1", "CH1 u_delay=5 ms", "CH1 u_level=38V", "CH1 i_tripped=0", "CH1 i_state=0", "CH1 i_delay=20 ms", "CH1 p_tripped=0", "CH1 p_state=0", "CH1 p_delay=10 s", "CH1 p_level=155W", "CH2 u_tripped=0", "CH2 u_state=0", "CH2 u_type=0", "CH2 u_delay=5 ms", "CH2 u_level=40V", "CH2 i_tripped=0", "CH2 i_state=0", "CH2 i_delay=20 ms", "CH2 p_tripped=0", "CH2 p_state=1", "CH2 p_delay=10 s", "CH2 p_level=155W"</text:p>
          </table:table-cell>
        </table:table-row>
        <table:table-row>
          <table:table-cell table:style-name="Table161.A1" office:value-type="string">
            <text:p text:style-name="Default_5f_nt2">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355932042"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B1" table:number-columns-spanned="4" office:value-type="string">
            <text:p text:style-name="cmd_5f_root">DIAGnostic[:INFOrmation]:TEST? [&lt;resource&gt;]</text:p>
          </table:table-cell>
          <table:covered-table-cell/>
          <table:covered-table-cell/>
          <table:covered-table-cell/>
        </table:table-row>
        <table:table-row>
          <table:table-cell table:style-name="Table2.A1" office:value-type="string">
            <text:p text:style-name="Default_5f_nt2">Description</text:p>
          </table:table-cell>
          <table:table-cell table:style-name="Table2.B2" table:number-columns-spanned="4" office:value-type="string">
            <text:p text:style-name="P1">This query returns results of the most recent self-test (see <text:a xlink:type="simple" xlink:href="https://www.envox.hr/eez/eez-bench-box-3/bb3-scpi-reference-manual/bb3-scpi-common-command-reference.html#tst" text:style-name="Internet_20_link" text:visited-style-name="Visited_20_Internet_20_Link">*TST?</text:a> Command) for all or <text:soft-page-break/>specified resourc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2" office:value-type="string">
            <text:p text:style-name="P2">Name</text:p>
          </table:table-cell>
          <table:table-cell table:style-name="Table2.B2" office:value-type="string">
            <text:p text:style-name="P2">Type</text:p>
          </table:table-cell>
          <table:table-cell table:style-name="Table2.B2" office:value-type="string">
            <text:p text:style-name="P2">Range</text:p>
          </table:table-cell>
          <table:table-cell table:style-name="Table2.B2" office:value-type="string">
            <text:p text:style-name="P2">Default</text:p>
          </table:table-cell>
        </table:table-row>
        <table:table-row>
          <table:covered-table-cell/>
          <table:table-cell table:style-name="Table2.A1" office:value-type="string">
            <text:p text:style-name="Standard">&lt;resource&gt;</text:p>
          </table:table-cell>
          <table:table-cell table:style-name="Table2.A1" office:value-type="string">
            <text:p text:style-name="P3">Discrete</text:p>
          </table:table-cell>
          <table:table-cell table:style-name="Table2.A1" office:value-type="string">
            <text:p text:style-name="P3">EEProm|SDCard|ETHernet|RTC|</text:p>
            <text:p text:style-name="P3">DATEtime|FAN|AUXTemp|</text:p>
            <text:p text:style-name="P3">CH1Temp|CH2Temp|CH3Temp|</text:p>
            <text:p text:style-name="P3">CH4Temp|CH5Temp|CH6Temp|</text:p>
            <text:p text:style-name="P3">CH1|CH2|CH3|CH4|CH5|CH6|SLOT1|SLOT2|SLOT3</text:p>
          </table:table-cell>
          <table:table-cell table:style-name="Table2.A1" office:value-type="string">
            <text:p text:style-name="P3">–</text:p>
          </table:table-cell>
        </table:table-row>
        <table:table-row>
          <table:table-cell table:style-name="Table2.A1" office:value-type="string">
            <text:p text:style-name="Default_5f_nt2">Return</text:p>
          </table:table-cell>
          <table:table-cell table:style-name="Table2.A1" table:number-columns-spanned="4" office:value-type="string">
            <text:p text:style-name="P1">The information will be returned in the following format: "&lt;return code, device name, installed, return message&gt;" where the return code could be one of the following values:</text:p>
            <text:list xml:id="list3536932431314971428" text:style-name="List_20_1">
              <text:list-item>
                <text:p text:style-name="List_20_1_20_Start">0 – not installed or recognized</text:p>
              </text:list-item>
              <text:list-item>
                <text:p text:style-name="List_20_1">1 – failed</text:p>
              </text:list-item>
              <text:list-item>
                <text:p text:style-name="List_20_1">2 – passed</text:p>
              </text:list-item>
              <text:list-item>
                <text:p text:style-name="List_20_1">3 – testing</text:p>
              </text:list-item>
              <text:list-item>
                <text:p text:style-name="List_20_1">4 – skipped</text:p>
              </text:list-item>
              <text:list-item>
                <text:p text:style-name="List_20_1_20_End">5 – warning</text:p>
              </text:list-item>
            </text:list>
            <text:p text:style-name="P1">This information format will repeat with as many iterations as the number of devices found in configuration parameters of the BB3.</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Standard">Return self-test results when SD card is not found:</text:p>
            <text:p text:style-name="cmd_5f_code_20_Start">DIAG:TEST?</text:p>
            <text:p text:style-name="cmd_5f_code_20_Start">"2, EEPROM, installed, passed", "2, SD card, installed, passed", "2, Ethernet, installed, passed", "2, RTC, installed, passed", "2, DateTime, installed, passed", "2, Fan, installed, passed", "2, AUX temp, installed, passed", "2, CH1 temp, installed, passed", "2, CH2 temp, installed, passed", "2, CH3 temp, installed, passed", "2, CH4 temp, installed, passed", "2, SLOT1, installed, passed", "2, SLOT2, installed, passed", </text:p>
            <text:p text:style-name="cmd_5f_code">"2, SLOT3, installed, passed"</text:p>
            <text:p text:style-name="Standard"/>
            <text:p text:style-name="Standard">Check status of specified device, e.g. channel 2:</text:p>
            <text:p text:style-name="cmd_5f_code_5f_single">DIAG:TEST? CH2</text:p>
            <text:p text:style-name="P6">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TST?</text:p>
            <text:p text:style-name="P1">SYSTem:CHANnel:OPTion?</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5.3. DIAGnostic</dc:title>
    <meta:document-statistic meta:table-count="5" meta:image-count="0" meta:object-count="0" meta:page-count="3" meta:paragraph-count="136" meta:word-count="614" meta:character-count="5806"/>
    <meta:user-defined meta:name="WebPublish_HTML_Profile">EEZ (HTML)</meta:user-defined>
    <meta:user-defined meta:name="WebPublish_Post_AdditionalCategories">10</meta:user-defined>
    <meta:user-defined meta:name="WebPublish_Post_Id">13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